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fo:color="#ff0000" loext:opacity="100%"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Vis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140ef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08:29:55.929486900</meta:creation-date>
    <dc:date>2026-01-15T19:54:10.038145100</dc:date>
    <meta:editing-duration>PT11H34M30S</meta:editing-duration>
    <meta:editing-cycles>16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" meta:word-count="2" meta:character-count="15" meta:non-whitespace-character-count="14"/>
  </office:meta>
</office:document-meta>
</file>